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5.48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7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  <text:p text:style-name="P11"/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port_of_loading_id and o.port_of_loading_id.name or ''&gt;</text:placeholder></text:p>
            <text:p text:style-name="P11"/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FREIGHT:</text:p>
            <text:p text:style-name="P10">INSURANCE:</text:p>
            <text:p text:style-name="P10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9"><text:placeholder text:placeholder-type="text">&lt;o.insurance&gt;</text:placeholder>0/KG</text:p>
            <text:p text:style-name="P9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9"><text:placeholder text:placeholder-type="text">&lt;round(o.insurance*line.quantity,2)&gt;</text:placeholder>0</text:p>
            <text:p text:style-name="P9">0.00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0:39:15</dc:date>
    <meta:editing-duration>PT14H14M38S</meta:editing-duration>
    <meta:editing-cycles>266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4" meta:word-count="204" meta:character-count="2412" meta:non-whitespace-character-count="2052"/>
  </office:meta>
</office:document-meta>
</file>